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a6d" officeooo:paragraph-rsid="000c0a6d"/>
    </style:style>
    <style:style style:name="P2" style:family="paragraph" style:parent-style-name="Standard">
      <style:text-properties officeooo:rsid="000cc4f7" officeooo:paragraph-rsid="000cc4f7"/>
    </style:style>
    <style:style style:name="P3" style:family="paragraph" style:parent-style-name="Standard">
      <style:text-properties officeooo:rsid="000ef19c" officeooo:paragraph-rsid="000ef19c"/>
    </style:style>
    <style:style style:name="P4" style:family="paragraph" style:parent-style-name="Standard">
      <style:text-properties officeooo:rsid="000f00d8" officeooo:paragraph-rsid="000f00d8"/>
    </style:style>
    <style:style style:name="P5" style:family="paragraph" style:parent-style-name="Standard">
      <style:text-properties officeooo:rsid="0010da57" officeooo:paragraph-rsid="0010da57"/>
    </style:style>
    <style:style style:name="P6" style:family="paragraph" style:parent-style-name="Standard">
      <style:text-properties officeooo:rsid="0011af63" officeooo:paragraph-rsid="0011af63"/>
    </style:style>
    <style:style style:name="P7" style:family="paragraph" style:parent-style-name="Standard">
      <style:text-properties officeooo:rsid="00131c21" officeooo:paragraph-rsid="00131c21"/>
    </style:style>
    <style:style style:name="P8" style:family="paragraph" style:parent-style-name="Standard">
      <style:text-properties officeooo:rsid="00136c25" officeooo:paragraph-rsid="00136c25"/>
    </style:style>
    <style:style style:name="P9" style:family="paragraph" style:parent-style-name="Standard">
      <style:text-properties officeooo:rsid="00142bf5" officeooo:paragraph-rsid="00142bf5"/>
    </style:style>
    <style:style style:name="P10" style:family="paragraph" style:parent-style-name="Standard">
      <style:text-properties officeooo:rsid="001564ea" officeooo:paragraph-rsid="001564ea"/>
    </style:style>
    <style:style style:name="P11" style:family="paragraph" style:parent-style-name="Standard">
      <style:text-properties officeooo:rsid="00172d23" officeooo:paragraph-rsid="00172d23"/>
    </style:style>
    <style:style style:name="T1" style:family="text">
      <style:text-properties officeooo:rsid="000bbe20"/>
    </style:style>
    <style:style style:name="T2" style:family="text">
      <style:text-properties officeooo:rsid="000cc4f7"/>
    </style:style>
    <style:style style:name="T3" style:family="text">
      <style:text-properties officeooo:rsid="000d0e31"/>
    </style:style>
    <style:style style:name="T4" style:family="text">
      <style:text-properties officeooo:rsid="000eec44"/>
    </style:style>
    <style:style style:name="T5" style:family="text">
      <style:text-properties officeooo:rsid="000ef19c"/>
    </style:style>
    <style:style style:name="T6" style:family="text">
      <style:text-properties officeooo:rsid="0010da57"/>
    </style:style>
    <style:style style:name="T7" style:family="text">
      <style:text-properties officeooo:rsid="00131c21"/>
    </style:style>
    <style:style style:name="T8" style:family="text">
      <style:text-properties officeooo:rsid="0013479b"/>
    </style:style>
    <style:style style:name="T9" style:family="text">
      <style:text-properties officeooo:rsid="00150b65"/>
    </style:style>
    <style:style style:name="T10" style:family="text">
      <style:text-properties officeooo:rsid="00172d23"/>
    </style:style>
    <style:style style:name="T11" style:family="text">
      <style:text-properties officeooo:rsid="0018eb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AULA 6 </text:span></text:p>
      <text:p text:style-name="Standard"/>
      <text:p text:style-name="Standard"><text:tab/><text:span text:style-name="T1">DOCUMENTAÇÃO DE REQUISITOS DE SOFTWARE </text:span></text:p>
      <text:p text:style-name="Standard"/>
      <text:p text:style-name="P1">INTRODUÇÃO</text:p>
      <text:p text:style-name="P1">-<text:span text:style-name="T2">Leva em conta que o desenvolvimento de um sistema não se resume apenas em codificar, mas sim, <text:tab/>todo processo que o antecede, o levantamento de requisitos, o perfeito alinhamento com o <text:tab/>usuário final para chegar a um sistema que de fato atenda as suas necessidades. Para isso, é <text:tab/>necessário seguir alguns protocolos recomendados para que esta fase seja perfeitamente <text:tab/>documentada. </text:span></text:p>
      <text:p text:style-name="P1"/>
      <text:p text:style-name="P2">CONCEITO </text:p>
      <text:p text:style-name="P2">-<text:span text:style-name="T3">o documento de requisitos de software, tmb conhecido como “especificação de requisitos de <text:tab/>software”, é uma documentação oficial de que de fato deve ser construído pelos <text:tab/>desenvolvedores. </text:span></text:p>
      <text:p text:style-name="P2">-<text:span text:style-name="T4">tem total ligação com a qualidade, com o que de fato se espera, e o que deve ser feito, funciona <text:tab/>como um norte para o desenvolvedor.</text:span></text:p>
      <text:p text:style-name="P2">-<text:span text:style-name="T5">Este documento não deve ser elaborado de qualquer jeito, sem organização ou com dificuldade de <text:tab/>compreensão, e tmb não deve ser um documento extremamente voltada para compreensão <text:tab/>técnica.</text:span></text:p>
      <text:p text:style-name="P2">-<text:span text:style-name="T5">Deve se ter em mente que precisa ser COMPREENSÍVEL, para o maior número de pessoas <text:tab/>envolvidas no projetos, desde o cliente usuário, até o desenvolvedor, deve ser um documento <text:tab/>entendível tanto no presente, como em uma consulta futura.</text:span></text:p>
      <text:p text:style-name="P3">-É preciso evitar a disparidade de nível de especificação de requisitos, buscando nivelar isso em <text:tab/>todos os levantamentos de requisitos.</text:p>
      <text:p text:style-name="P3"/>
      <text:p text:style-name="P4">PERFIL DE UM DOCUMENTO </text:p>
      <text:p text:style-name="P4">-<text:span text:style-name="T6">Detalhes sobre a estrutura de um documento: </text:span></text:p>
      <text:p text:style-name="P5">PREFÁCIO: possíveis leitores do doc e descrever históricos de versão, incluir justificativa de novas <text:tab/>versões e resumo do que foi alterado ou incluído.</text:p>
      <text:p text:style-name="P5"/>
      <text:p text:style-name="P5">INTRODUÇÃO: descrever a necessidade do sistema, as funções do sistema, como ira funcionar <text:tab/>com outros sistemas, como atende a objetivos globais do negócio.</text:p>
      <text:p text:style-name="P5"/>
      <text:p text:style-name="P6">GLOSSÁRIO: <text:span text:style-name="T7">deve definir os termos técnicos usados no documento.</text:span></text:p>
      <text:p text:style-name="P6"/>
      <text:p text:style-name="P7">DEFINIÇÃO DE REQUISITOS DE USUÁRIO: <text:span text:style-name="T8">descrever os serviços oferecidos ao usuário, pode <text:tab/>se usar linguagem natural, diagramas e anotações diversas compreensíveis ao cliente.</text:span></text:p>
      <text:p text:style-name="P7"/>
      <text:p text:style-name="P8">MODELO DE SISTEMA: inclui modelos gráficos do sistema, o seu ambiente, protótipos. </text:p>
      <text:p text:style-name="P8"/>
      <text:p text:style-name="P9">EVOLUÇÃO DO SISTEMA: <text:span text:style-name="T9">é como uma previsão de futuras evoluções do sistema, devido a <text:tab/>evoluções do softwares, pode também evitar impossibilidades futuras de atualizações.</text:span></text:p>
      <text:p text:style-name="P9"/>
      <text:p text:style-name="P10">APÊNDICES: <text:span text:style-name="T10">informações detalhadas de requisitos de hardware mínimo, estruturas necessárias de <text:tab/>bancos de dados.</text:span></text:p>
      <text:p text:style-name="P10"/>
      <text:p text:style-name="P11">ÍNDICES: <text:span text:style-name="T11">refere-se a organização do documento, pode ser alfabético. </text:span></text:p>
      <text:p text:style-name="P11"/>
      <text:p text:style-name="P11"/>
      <text:p text:style-name="P3"/>
      <text:p text:style-name="P3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4T18:59:53.492000000</meta:creation-date>
    <dc:date>2024-06-04T20:08:52.055000000</dc:date>
    <meta:editing-duration>PT1H8M52S</meta:editing-duration>
    <meta:editing-cycles>17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20" meta:word-count="356" meta:character-count="2370" meta:non-whitespace-character-count="2006"/>
  </office:meta>
</office:document-meta>
</file>